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358834D15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Обикновен" style:font-family-generic="modern" style:font-pitch="fixed"/>
    <style:font-face style:name="DejaVu Sans Mono" svg:font-family="'DejaVu Sans Mono'" style:font-family-generic="modern" style:font-pitch="fixed"/>
    <style:font-face style:name="Lucida Sans Typewriter3" svg:font-family="'Lucida Sans Typewriter'" style:font-adornments="Обикновен" style:font-family-generic="modern" style:font-pitch="fixed"/>
    <style:font-face style:name="Arial1" svg:font-family="Arial" style:font-adornments="Обикновен" style:font-family-generic="swiss" style:font-pitch="fixed"/>
    <style:font-face style:name="Lucida Sans Typewriter4" svg:font-family="'Lucida Sans Typewriter'" style:font-adornments="Обикновен" style:font-family-generic="swiss" style:font-pitch="fixed"/>
    <style:font-face style:name="Arial Unicode MS1" svg:font-family="'Arial Unicode MS'" style:font-pitch="variable"/>
    <style:font-face style:name="Droid Sans1" svg:font-family="'Droid Sans'" style:font-pitch="variable"/>
    <style:font-face style:name="Lohit Hindi1" svg:font-family="'Lohit Hindi'" style:font-pitch="variable"/>
    <style:font-face style:name="Arial4" svg:font-family="Arial" style:font-family-generic="modern" style:font-pitch="variable"/>
    <style:font-face style:name="Courier New2" svg:font-family="'Courier New'" style:font-family-generic="modern" style:font-pitch="variable"/>
    <style:font-face style:name="Lucida Sans Typewriter2" svg:font-family="'Lucida Sans Typewriter'" style:font-adornments="Обикновен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Typewriter" svg:font-family="'Lucida Sans Typewriter'" style:font-family-generic="roman" style:font-pitch="variable"/>
    <style:font-face style:name="Lucida Sans Typewriter1" svg:font-family="'Lucida Sans Typewriter'" style:font-adornments="Обикновен" style:font-family-generic="roman" style:font-pitch="variable"/>
    <style:font-face style:name="Nimbus Roman No9 L" svg:font-family="'Nimbus Roman No9 L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Обикновен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fo:min-height="0.661cm" fo:min-width="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666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96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6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085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744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86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74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692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1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6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8cm" fo:padding-top="0.2cm" fo:padding-bottom="0.2cm" fo:padding-left="0.4cm" fo:padding-right="0.4cm" fo:wrap-option="wrap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852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Standard-title">
      <style:graphic-properties draw:fill-color="#ffffff" fo:min-height="3.023cm"/>
    </style:style>
    <style:style style:name="pr6" style:family="presentation" style:parent-style-name="Standard-outline1">
      <style:graphic-properties draw:fill-color="#ffffff" fo:min-height="14.825cm"/>
    </style:style>
    <style:style style:name="pr7" style:family="presentation" style:parent-style-name="Standard-notes">
      <style:graphic-properties draw:fill-color="#ffffff" fo:min-height="12.539cm"/>
    </style:style>
    <style:style style:name="pr8" style:family="presentation" style:parent-style-name="Standard-title">
      <style:graphic-properties draw:fill-color="#ffffff" draw:auto-grow-height="true" fo:min-height="3.18cm"/>
    </style:style>
    <style:style style:name="pr9" style:family="presentation" style:parent-style-name="Standard-outline1">
      <style:graphic-properties draw:fill-color="#ffffff" fo:min-height="9.478cm"/>
    </style:style>
    <style:style style:name="pr10" style:family="presentation" style:parent-style-name="Standard-title">
      <style:graphic-properties draw:fill-color="#ffffff" fo:min-height="2.5cm"/>
    </style:style>
    <style:style style:name="pr11" style:family="presentation" style:parent-style-name="Standard-title">
      <style:graphic-properties draw:fill-color="#ffffff" draw:auto-grow-height="true" fo:min-height="2.241cm"/>
    </style:style>
    <style:style style:name="pr12" style:family="presentation" style:parent-style-name="Standard-outline1">
      <style:graphic-properties draw:fill-color="#ffffff" fo:min-height="12.978cm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r14" style:family="presentation" style:parent-style-name="Standard-outline1" style:list-style-name="L5">
      <style:graphic-properties draw:fill-color="#ffffff" fo:min-height="14.825cm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font-name="Arial3" fo:font-size="28pt" fo:text-shadow="1pt 1pt" fo:font-weight="bold" style:font-name-asian="Arial3" style:font-size-asian="28pt" style:font-weight-asian="bold" style:font-name-complex="Arial3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  <style:text-properties fo:font-size="16pt" style:font-size-asian="16pt" style:font-size-complex="16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line-height="85%" fo:text-indent="0cm"/>
    </style:style>
    <style:style style:name="P12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3" style:family="paragraph">
      <style:paragraph-properties fo:margin-left="0.948cm" fo:margin-right="0cm" fo:text-indent="0cm" style:writing-mode="lr-tb"/>
      <style:text-properties fo:font-size="30pt" style:font-size-asian="30pt" style:font-size-complex="30pt"/>
    </style:style>
    <style:style style:name="P14" style:family="paragraph">
      <style:paragraph-properties fo:margin-left="0cm" fo:margin-right="0cm" fo:text-indent="0cm"/>
      <style:text-properties fo:font-size="38.2000007629395pt" style:font-size-asian="38.2000007629395pt" style:font-size-complex="38.2000007629395pt"/>
    </style:style>
    <style:style style:name="P15" style:family="paragraph">
      <style:paragraph-properties fo:margin-left="0.948cm" fo:margin-right="0cm" fo:text-indent="-0.948cm"/>
    </style:style>
    <style:style style:name="P16" style:family="paragraph">
      <style:paragraph-properties fo:margin-left="0.948cm" fo:margin-right="0cm" fo:text-indent="0cm"/>
    </style:style>
    <style:style style:name="P17" style:family="paragraph">
      <style:paragraph-properties fo:margin-left="0.948cm" fo:margin-right="0cm" fo:text-indent="0cm"/>
      <style:text-properties fo:font-size="26pt" style:font-size-asian="26pt" style:font-size-complex="26pt"/>
    </style:style>
    <style:style style:name="P18" style:family="paragraph">
      <style:paragraph-properties fo:margin-left="0cm" fo:margin-right="0cm" fo:text-indent="0cm"/>
      <style:text-properties fo:font-size="12pt"/>
    </style:style>
    <style:style style:name="P19" style:family="paragraph">
      <style:paragraph-properties fo:margin-left="0cm" fo:margin-right="0cm" fo:line-height="105%" fo:text-indent="0cm"/>
    </style:style>
    <style:style style:name="P20" style:family="paragraph">
      <style:paragraph-properties fo:margin-left="0cm" fo:margin-right="0cm" fo:line-height="105%" fo:text-indent="0cm" style:writing-mode="lr-tb"/>
    </style:style>
    <style:style style:name="P21" style:family="paragraph">
      <style:paragraph-properties fo:margin-left="0cm" fo:margin-right="0cm" fo:line-height="105%" fo:text-indent="0cm" style:writing-mode="lr-tb"/>
      <style:text-properties style:font-name="Courier New1" fo:font-size="18pt" style:font-size-asian="18pt" style:font-size-complex="18pt"/>
    </style:style>
    <style:style style:name="P22" style:family="paragraph">
      <style:paragraph-properties fo:margin-left="0cm" fo:margin-right="0cm" fo:line-height="105%" fo:text-indent="0cm" style:writing-mode="lr-tb"/>
      <style:text-properties fo:font-size="18pt" style:font-size-asian="18pt" style:font-size-complex="18pt"/>
    </style:style>
    <style:style style:name="P23" style:family="paragraph">
      <style:paragraph-properties fo:margin-left="0.948cm" fo:margin-right="0cm" fo:text-indent="0cm"/>
      <style:text-properties fo:font-size="28pt" style:font-size-asian="28pt" style:font-size-complex="28pt"/>
    </style:style>
    <style:style style:name="P2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5" style:family="paragraph">
      <style:paragraph-properties fo:margin-left="0cm" fo:margin-right="0cm" fo:line-height="105%" fo:text-indent="0cm" style:writing-mode="lr-tb"/>
      <style:text-properties fo:font-size="24pt"/>
    </style:style>
    <style:style style:name="P26" style:family="paragraph">
      <style:paragraph-properties fo:line-height="99%" fo:text-align="start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7" style:family="paragraph">
      <style:paragraph-properties fo:margin-left="0cm" fo:margin-right="0cm" fo:margin-top="0.129cm" fo:margin-bottom="0.1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8" style:family="paragraph">
      <style:paragraph-properties fo:margin-left="0.948cm" fo:margin-right="0cm" fo:text-indent="0cm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0" style:family="paragraph">
      <style:paragraph-properties fo:margin-left="0cm" fo:margin-right="0cm" fo:margin-top="0.4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1" style:family="paragraph">
      <style:paragraph-properties fo:margin-left="0cm" fo:margin-right="0cm" fo:line-height="105%" fo:text-indent="0cm" style:writing-mode="lr-tb"/>
      <style:text-properties fo:font-size="16pt" style:font-size-asian="16pt" style:font-size-complex="16pt"/>
    </style:style>
    <style:style style:name="P32" style:family="paragraph">
      <style:paragraph-properties fo:margin-left="0.948cm" fo:margin-right="0cm" fo:text-indent="0cm"/>
      <style:text-properties fo:font-size="30pt" style:font-size-asian="30pt" style:font-size-complex="30pt"/>
    </style:style>
    <style:style style:name="P3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4" style:family="paragraph">
      <style:paragraph-properties fo:margin-left="0.948cm" fo:margin-right="0cm" fo:text-indent="0cm"/>
      <style:text-properties fo:font-size="20pt" style:font-size-asian="20pt" style:font-size-complex="20pt"/>
    </style:style>
    <style:style style:name="P35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style:paragraph-properties fo:margin-left="0.948cm" fo:margin-right="0cm" fo:margin-top="1.058cm" fo:margin-bottom="0cm" fo:line-height="95%" fo:text-align="center" fo:text-indent="-0.948cm" style:punctuation-wrap="simple" style:line-break="normal"/>
    </style:style>
    <style:style style:name="P38" style:family="paragraph">
      <style:paragraph-properties fo:margin-left="0.948cm" fo:margin-right="0cm" fo:text-indent="0cm" style:writing-mode="lr-tb"/>
    </style:style>
    <style:style style:name="P39" style:family="paragraph">
      <style:paragraph-properties fo:text-align="center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line-through-type="none" style:text-position="0% 100%" style:font-name="Arial3" fo:font-size="28pt" fo:font-style="normal" fo:text-shadow="1pt 1pt" style:text-underline-style="none" fo:font-weight="bold" style:letter-kerning="true" style:font-name-asian="Arial3" style:font-size-asian="28pt" style:font-style-asian="normal" style:font-weight-asian="bold" style:font-name-complex="Arial3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16pt" fo:language="en" fo:country="GB" style:font-size-asian="16pt" style:font-size-complex="16pt"/>
    </style:style>
    <style:style style:name="T4" style:family="text">
      <style:text-properties fo:color="#004586" fo:font-size="16pt" fo:language="en" fo:country="GB" fo:font-weight="bold" style:font-size-asian="16pt" style:font-weight-asian="bold" style:font-size-complex="16pt" style:font-weight-complex="bold"/>
    </style:style>
    <style:style style:name="T5" style:family="text">
      <style:text-properties fo:font-size="16pt" fo:language="bg" fo:country="BG" style:font-size-asian="16pt" style:font-size-complex="16pt"/>
    </style:style>
    <style:style style:name="T6" style:family="text">
      <style:text-properties fo:language="en" fo:country="GB"/>
    </style:style>
    <style:style style:name="T7" style:family="text">
      <style:text-properties fo:font-size="30pt" fo:language="en" fo:country="GB" style:font-size-asian="30pt" style:font-size-complex="30pt"/>
    </style:style>
    <style:style style:name="T8" style:family="text">
      <style:text-properties fo:font-size="30pt" fo:language="bg" fo:country="BG" style:font-size-asian="30pt" style:font-size-complex="30pt"/>
    </style:style>
    <style:style style:name="T9" style:family="text">
      <style:text-properties fo:font-size="38.2000007629395pt" fo:language="en" fo:country="GB" style:font-size-asian="38.2000007629395pt" style:font-size-complex="38.2000007629395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font-name="Courier New1" fo:font-size="20pt" fo:language="en" fo:country="GB" fo:text-shadow="1pt 1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New1" fo:font-size="18pt" fo:language="en" fo:country="GB" fo:text-shadow="1pt 1pt" fo:font-weight="bold" style:font-size-asian="18pt" style:font-weight-asian="bold" style:font-size-complex="1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000000" style:text-outline="false" style:text-line-through-style="none" style:text-line-through-type="none" style:text-position="0% 100%" style:font-name="Arial3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color="#000000" style:text-outline="false" style:text-line-through-style="none" style:text-line-through-type="none" style:text-position="0% 100%" style:font-name="Courier New1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000000" style:text-outline="false" style:text-line-through-style="none" style:text-line-through-type="none" style:text-position="0% 100%" style:font-name="Arial3" fo:font-size="19pt" fo:font-style="normal" fo:text-shadow="1pt 1pt" style:text-underline-style="none" fo:font-weight="bold" style:font-name-asian="Arial Unicode MS1" style:font-size-asian="19pt" style:font-style-asian="normal" style:font-weight-asian="bold" style:font-name-complex="Arial Unicode MS1" style:font-size-complex="19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Arial3" fo:font-size="24pt" fo:font-style="normal" fo:text-shadow="1pt 1pt" style:text-underline-style="none" fo:font-weight="bold" style:font-name-asian="Arial Unicode MS1" style:font-size-asian="24pt" style:font-style-asian="normal" style:font-weight-asian="bold" style:font-name-complex="Arial Unicode MS1" style:font-size-complex="24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Arial3" fo:font-size="20pt" fo:font-style="normal" fo:text-shadow="1pt 1pt" style:text-underline-style="none" fo:font-weight="bold" style:font-name-asian="Arial Unicode MS1" style:font-size-asian="20pt" style:font-style-asian="normal" style:font-weight-asian="bold" style:font-name-complex="Arial Unicode MS1" style:font-size-complex="20pt" style:font-style-complex="normal" style:font-weight-complex="bold" style:text-emphasize="none" style:font-relief="none"/>
    </style:style>
    <style:style style:name="T23" style:family="text">
      <style:text-properties style:font-name="Courier New1" fo:font-size="16pt" fo:language="en" fo:country="GB" fo:text-shadow="1pt 1pt" fo:font-weight="bold" style:font-size-asian="16pt" style:font-weight-asian="bold" style:font-size-complex="16pt" style:font-weight-complex="bold"/>
    </style:style>
    <style:style style:name="T24" style:family="text">
      <style:text-properties fo:font-size="30pt" style:font-size-asian="30pt" style:font-size-complex="30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size="20pt" fo:font-style="normal" style:font-size-asian="20pt" style:font-style-asian="normal" style:font-size-complex="20pt" style:font-style-complex="normal"/>
    </style:style>
    <style:style style:name="T29" style:family="text">
      <style:text-properties fo:color="#000000" style:text-outline="false" style:text-line-through-style="none" style:text-line-through-type="none" style:text-position="0% 100%" style:font-name="Arial3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30" style:family="text">
      <style:text-properties fo:color="#000000" style:text-outline="false" style:text-line-through-style="none" style:text-line-through-type="none" style:text-position="0% 100%" style:font-name="Courier New1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31" style:family="text">
      <style:text-properties fo:color="#000000" style:text-outline="false" style:text-line-through-style="none" style:text-line-through-type="none" style:text-position="0% 100%" style:font-name="DejaVu Sans Mono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32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Курс по програмиране на Perl</text:span></text:p>
          </draw:text-box>
        </draw:frame>
        <draw:frame draw:style-name="gr1" draw:text-style-name="P4" draw:layer="layout" svg:width="12.5cm" svg:height="1.5cm" svg:x="7.019cm" svg:y="8.5cm">
          <draw:text-box>
            <text:p text:style-name="P3"><text:span text:style-name="T2">Скаларни типове данни</text:span></text:p>
          </draw:text-box>
        </draw:frame>
        <draw:custom-shape draw:style-name="gr2" draw:text-style-name="P6" draw:layer="layout" svg:width="20.192cm" svg:height="1.495cm" svg:x="1.308cm" svg:y="13.53cm">
          <text:p text:style-name="P5"><text:span text:style-name="T3">Автор: Красимир Беров, Превод: Теодора Берова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.824cm" svg:height="1.812cm" svg:x="1.352cm" svg:y="15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0.911cm" svg:x="1.5cm" svg:y="16.843cm">
          <office:event-listeners>
            <presentation:event-listener script:event-name="dom:click" presentation:action="show" xlink:href="" xlink:type="simple" xlink:show="embed" xlink:actuate="onRequest"/>
          </office:event-listeners>
          <text:p text:style-name="P8"><text:span text:style-name="T4"><text:a xlink:href="http://i-can.eu/" xlink:type="simple">I-can.eu</text:a>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4.387cm" svg:height="0.911cm" svg:x="9.834cm" svg:y="16.843cm">
          <draw:text-box>
            <text:p><text:span text:style-name="T5">С любезното съдействие на </text:span><text:span text:style-name="T5"><text:a xlink:href="http://chainsolutions.net/" xlink:type="simple">Chain Solutions</text:a></text:span></text:p>
          </draw:text-box>
        </draw:frame>
        <presentation:notes draw:style-name="dp2">
          <draw:custom-shape draw:style-name="gr6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11"><text:span text:style-name="T6">Съдържание</text:span></text:p>
          </draw:text-box>
        </draw:frame>
        <draw:frame presentation:style-name="pr4" draw:text-style-name="P13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2"><text:span text:style-name="T7">Типове на променливите и данните в Perl</text:span></text:p>
              </text:list-item>
              <text:list-item>
                <text:p text:style-name="P12"><text:span text:style-name="T7">Числови оператори</text:span></text:p>
              </text:list-item>
              <text:list-item>
                <text:p text:style-name="P12"><text:span text:style-name="T7">Низови оператори</text:span></text:p>
              </text:list-item>
              <text:list-item>
                <text:p text:style-name="P12"><text:span text:style-name="T7">Скаларни функции (кратко изложение)</text:span></text:p>
              </text:list-item>
              <text:list-item>
                <text:p text:style-name="P12"><text:span text:style-name="T7">Недефинирани величини</text:span></text:p>
              </text:list-item>
              <text:list-item>
                <text:p text:style-name="P12"><text:span text:style-name="T7">Преобразуване на типове в Perl?!</text:span></text:p>
              </text:list-item>
              <text:list-item>
                <text:p text:style-name="P12"><text:span text:style-name="T8">Референции</text:span></text:p>
              </text:list-item>
            </text:list>
          </draw:text-box>
        </draw:frame>
        <presentation:notes draw:style-name="dp3" presentation:use-footer-name="ftr1">
          <draw:custom-shape draw:style-name="gr6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5" draw:text-style-name="P14" draw:layer="layout" svg:width="20.198cm" svg:height="3.023cm" svg:x="3.5cm" svg:y="1cm" presentation:class="title" presentation:user-transformed="true">
          <draw:text-box>
            <text:list text:style-name="L1">
              <text:list-header>
                <text:p text:style-name="P12"><text:span text:style-name="T9">Променливи/типове данни</text:span></text:p>
              </text:list-header>
            </text:list>
          </draw:text-box>
        </draw:frame>
        <draw:frame presentation:style-name="pr6" draw:text-style-name="P16" draw:layer="layout" svg:width="23.596cm" svg:height="12.978cm" svg:x="0.904cm" svg:y="5.5cm" presentation:class="outline" presentation:user-transformed="true">
          <draw:text-box>
            <text:p text:style-name="P15">В Perl има три главни типа променливи:</text:p>
            <text:list text:style-name="L4">
              <text:list-item>
                <text:list>
                  <text:list-item>
                    <text:p text:style-name="P10">скалари</text:p>
                  </text:list-item>
                  <text:list-item>
                    <text:p text:style-name="P10">масиви</text:p>
                  </text:list-item>
                  <text:list-item>
                    <text:p text:style-name="P10">хешове</text:p>
                  </text:list-item>
                </text:list>
              </text:list-item>
            </text:list>
            <text:p text:style-name="P15">... Плюс два допълнителни:</text:p>
            <text:list text:continue-numbering="true" text:style-name="L4">
              <text:list-item>
                <text:list>
                  <text:list-item>
                    <text:p text:style-name="P10">typeglobs (?глобални типове?)</text:p>
                  </text:list-item>
                  <text:list-item>
                    <text:p text:style-name="P10">файлови манипулатори</text:p>
                  </text:list-item>
                </text:list>
              </text:list-item>
            </text:list>
            <text:p text:style-name="P15"><text:span text:style-name="T10">Виж: perlintro, perldata</text:span></text:p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3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Имена на променливи</text:p>
          </draw:text-box>
        </draw:frame>
        <draw:frame presentation:style-name="pr6" draw:text-style-name="P17" draw:layer="layout" svg:width="25.1cm" svg:height="14.825cm" svg:x="0.3cm" svg:y="3.5cm" presentation:class="outline" presentation:user-transformed="true">
          <draw:text-box>
            <text:list text:style-name="L4">
              <text:list-item>
                <text:p text:style-name="P10"><text:span text:style-name="T10">Стойностите обикновено се означават с име, или чрез именувана препратка (референция).</text:span></text:p>
              </text:list-item>
              <text:list-item>
                <text:p text:style-name="P10"><text:span text:style-name="T10">Първият знак указва вида/типа структура от данни ($,@,%).</text:span></text:p>
              </text:list-item>
              <text:list-item>
                <text:p text:style-name="P10"><text:span text:style-name="T10">После е името на съответната стойност.</text:span></text:p>
              </text:list-item>
              <text:list-item>
                <text:p text:style-name="P10"><text:span text:style-name="T10">Обикновено името е единичен идентификатор – низ, започващ с буква или долна черта, който може да съдържа букви, долни черти и цифри.</text:span></text:p>
              </text:list-item>
              <text:list-item>
                <text:p text:style-name="P10"><text:span text:style-name="T10">Може да бъде също и поредица от идентификатори, разделени с :: (виж perlmod/Packages, perlref). 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4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Скаларите в Perl</text:p>
          </draw:text-box>
        </draw:frame>
        <draw:frame presentation:style-name="pr6" draw:text-style-name="P17" draw:layer="layout" svg:width="24.5cm" svg:height="16.55cm" svg:x="0.5cm" svg:y="2.5cm" presentation:class="outline" presentation:user-transformed="true">
          <draw:text-box>
            <text:list text:style-name="L4">
              <text:list-item>
                <text:p text:style-name="P10"><text:span text:style-name="T10">Един скалар може да съдържа просто низ (с размер, ограничен единствено от наличната памет), число или референция към нещо (виж perlref).</text:span></text:p>
              </text:list-item>
              <text:list-item>
                <text:p text:style-name="P10"><text:span text:style-name="T10">Има и някои “магически” скалари, чиито имена приличат на препинателни знаци или безсмислици ($_, $/, $] ...).</text:span></text:p>
              </text:list-item>
            </text:list>
          </draw:text-box>
        </draw:frame>
        <draw:custom-shape draw:style-name="gr8" draw:text-style-name="P20" draw:layer="layout" svg:width="21.603cm" svg:height="8.002cm" svg:x="1.699cm" svg:y="10.5cm">
          <text:p text:style-name="P19"><text:span text:style-name="T11">my $animal = "camel";</text:span></text:p>
          <text:p text:style-name="P19"><text:span text:style-name="T11">my $answer = 22;</text:span></text:p>
          <text:p text:style-name="P19"><text:span text:style-name="T11">print "Me: <text:s text:c="3"/>Hello $animal! How old are you?\n";</text:span></text:p>
          <text:p text:style-name="P19"><text:span text:style-name="T11">print "$animal: $answer.$/";</text:span></text:p>
          <text:p text:style-name="P19"><text:span text:style-name="T11">print '-'x 20, $/;</text:span></text:p>
          <text:p text:style-name="P19"><text:span text:style-name="T11">print 'Named reference: ',${animal},$/;</text:span></text:p>
          <text:p text:style-name="P19"><text:span text:style-name="T11">$Other::animal = 'llama';</text:span></text:p>
          <text:p text:style-name="P19"><text:span text:style-name="T11">print "From package 'Other': $Other::animal\n";</text:span></text:p>
          <text:p text:style-name="P19"><text:span text:style-name="T11">print 'Perl version: ',$], 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5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Масивите в Perl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Масивите представляват подредени списъци от скалари, <text:s/>където всеки елемент има пореден номер (индекс), започващ от 0.</text:p>
              </text:list-item>
            </text:list>
          </draw:text-box>
        </draw:frame>
        <draw:custom-shape draw:style-name="gr9" draw:text-style-name="P21" draw:layer="layout" svg:width="21.8cm" svg:height="6cm" svg:x="1.7cm" svg:y="10cm">
          <text:p text:style-name="P19"><text:span text:style-name="T12">my @animals = ("camel", "llama", "пиле");</text:span></text:p>
          <text:p text:style-name="P19"><text:span text:style-name="T12">my @numbers = (23, 42, 69);</text:span></text:p>
          <text:p text:style-name="P19"><text:span text:style-name="T12">my @mixed <text:s text:c="2"/>= ("camel", 42, 1.23);</text:span></text:p>
          <text:p text:style-name="P19"><text:span text:style-name="T12">print @animals .$/;#what the...;) scalar context</text:span></text:p>
          <text:p text:style-name="P19"><text:span text:style-name="T12">print "@animals" . $/;#interpolated array</text:span></text:p>
          <text:p text:style-name="P19"><text:span text:style-name="T12">print "@animals @numbers" . $/;#interpolated arrays</text:span></text:p>
          <text:p text:style-name="P19"><text:span text:style-name="T12">print @animals, @numbers, <text:s/>$/;#list conte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6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Хешовете в Perl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Хешът е неподредена съвкупност от скаларни стойности, които се индексират със собствен асоцииран низ-ключ. Т.е. хешът се състои от двойки ключ/стойност. Наричат хеша още и асоциативен масив.</text:p>
              </text:list-item>
            </text:list>
          </draw:text-box>
        </draw:frame>
        <draw:custom-shape draw:style-name="gr10" draw:text-style-name="P22" draw:layer="layout" svg:width="22.3cm" svg:height="7.485cm" svg:x="1.7cm" svg:y="10cm">
          <text:p text:style-name="P19"><text:span text:style-name="T12">my %fruit_colors = (</text:span></text:p>
          <text:p text:style-name="P19"><text:span text:style-name="T12"><text:s text:c="4"/></text:span><text:span text:style-name="T12">apple <text:s/>=&gt; "red",</text:span></text:p>
          <text:p text:style-name="P19"><text:span text:style-name="T12"><text:s text:c="4"/></text:span><text:span text:style-name="T12">banana =&gt; "yellow",</text:span></text:p>
          <text:p text:style-name="P19"><text:span text:style-name="T12">);</text:span></text:p>
          <text:p text:style-name="P19"><text:span text:style-name="T12">print </text:span></text:p>
          <text:p text:style-name="P19"><text:span text:style-name="T12"><text:s text:c="4"/></text:span><text:span text:style-name="T12">map { "$_ =&gt; $fruit_colors{$_}\n" } </text:span></text:p>
          <text:p text:style-name="P19"><text:span text:style-name="T12"><text:s text:c="8"/></text:span><text:span text:style-name="T12">sort</text:span></text:p>
          <text:p text:style-name="P19"><text:span text:style-name="T12"><text:s text:c="12"/></text:span><text:span text:style-name="T12">keys %fruit_colors;</text:span></text:p>
          <text:p text:style-name="P19"><text:span text:style-name="T12">print "%fruit_colors\n"; #хешовете НЕ СЕ интерполират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Standard" presentation:presentation-page-layout-name="AL1T0" presentation:use-date-time-name="dtd1">
        <office:forms form:automatic-focus="false" form:apply-design-mode="false"/>
        <draw:frame presentation:style-name="pr8" draw:text-style-name="P3" draw:layer="layout" svg:width="22.859cm" svg:height="3.18cm" svg:x="1.27cm" svg:y="0.759cm" presentation:class="title">
          <draw:text-box>
            <text:p text:style-name="P3">Обратно към скаларите!..</text:p>
          </draw:text-box>
        </draw:frame>
        <presentation:notes draw:style-name="dp2">
          <draw:page-thumbnail draw:style-name="gr7" draw:layer="layout" svg:width="13.943cm" svg:height="10.66cm" svg:x="2.887cm" svg:y="2.16cm" draw:page-number="8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Скаларни стойности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13">Всяко парче данни в Perl е скалар, масив от скалари или хеш от скалари.</text:span></text:p>
              </text:list-item>
              <text:list-item>
                <text:p text:style-name="P10"><text:span text:style-name="T13">Скаларът може да съдържа една единствена стойност, която да е:</text:span></text:p>
                <text:list>
                  <text:list-item>
                    <text:p text:style-name="P10"><text:span text:style-name="T14">Низ</text:span></text:p>
                  </text:list-item>
                  <text:list-item>
                    <text:p text:style-name="P10"><text:span text:style-name="T14">Число</text:span></text:p>
                  </text:list-item>
                  <text:list-item>
                    <text:p text:style-name="P10"><text:span text:style-name="T14">Референция (за това по-нататък)</text:span></text:p>
                  </text:list-item>
                  <text:list-item>
                    <text:p text:style-name="P10"><text:span text:style-name="T14">Файлов манипулатор (друг път (I/O) )</text:span></text:p>
                  </text:list-item>
                </text:list>
              </text:list-item>
              <text:list-item>
                <text:p text:style-name="P10"><text:span text:style-name="T13">Превръщането от един формат в друг е прозрачно (автоматично).</text:span></text:p>
              </text:list-item>
              <text:list-item>
                <text:p text:style-name="P10"><text:span text:style-name="T13">По подразбиране, скаларните стойности са недефинирани.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9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presentation:style-name="pr5" draw:text-style-name="P24" draw:layer="layout" svg:width="17.599cm" svg:height="3.023cm" svg:x="7.099cm" svg:y="-0.05cm" presentation:class="title" presentation:user-transformed="true">
          <draw:text-box>
            <text:p text:style-name="P10"><text:span text:style-name="T15">Какво са скаларите (отново)</text:span>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Скаларът е единичен низ, число или препратка (референция) към нещо.</text:p>
              </text:list-item>
              <text:list-item>
                <text:p text:style-name="P10">Стойността на един скалар се приема за TRUE (ИСТИНА) в булев смисъл, ако не е нулев (празен) низ или числото 0 (или низовият еквивалент на "0").</text:p>
              </text:list-item>
            </text:list>
          </draw:text-box>
        </draw:frame>
        <draw:custom-shape draw:style-name="gr11" draw:text-style-name="P22" draw:layer="layout" svg:width="22.3cm" svg:height="4.165cm" svg:x="1.7cm" svg:y="12.3cm">
          <text:p text:style-name="P19"><text:span text:style-name="T12">#пробвайте това в терминал</text:span></text:p>
          <text:p text:style-name="P19"><text:span text:style-name="T12">&gt;perl -e 'print "true\n" if "0" '</text:span></text:p>
          <text:p text:style-name="P19"><text:span text:style-name="T12">&gt;perl -e 'print "false\n" unless "0" '</text:span></text:p>
          <text:p text:style-name="P19"><text:span text:style-name="T12">&gt;...</text:span></text:p>
          <text:p text:style-name="P19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0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Standard" presentation:presentation-page-layout-name="AL2T1">
        <office:forms form:automatic-focus="false" form:apply-design-mode="false"/>
        <draw:frame presentation:style-name="pr5" draw:text-style-name="P24" draw:layer="layout" svg:width="21.698cm" svg:height="3.023cm" svg:x="3.681cm" svg:y="0.07cm" presentation:class="title" presentation:user-transformed="true">
          <draw:text-box>
            <text:p text:style-name="P10"><text:span text:style-name="T15">Скаларни функции или оператори?</text:span>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13">Много от вградените функции в Perl често се наричат именувани оператори.</text:span></text:p>
              </text:list-item>
              <text:list-item>
                <text:p text:style-name="P10"><text:span text:style-name="T13">Има няколко категории, в зависимост от употребата, типа данни (които се обработват или създават) и т.н.</text:span></text:p>
              </text:list-item>
              <text:list-item>
                <text:p text:style-name="P10"><text:span text:style-name="T13">Например:</text:span></text:p>
                <text:list>
                  <text:list-item>
                    <text:p text:style-name="P10"><text:span text:style-name="T14">Функции за скалари или низове</text:span></text:p>
                  </text:list-item>
                  <text:list-item>
                    <text:p text:style-name="P10"><text:span text:style-name="T14">Числови функции</text:span></text:p>
                  </text:list-item>
                  <text:list-item>
                    <text:p text:style-name="P10"><text:span text:style-name="T14">Регулярни изрази и шаблони за съответствие...</text:span></text:p>
                  </text:list-item>
                </text:list>
              </text:list-item>
              <text:list-item>
                <text:p text:style-name="P10"><text:span text:style-name="T14">Една функция/оператор може да попадне в една или няколко категории, в зависимост от контекста.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11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2.859cm" svg:height="3.18cm" svg:x="1.27cm" svg:y="0.759cm" presentation:class="title">
          <draw:text-box>
            <text:p text:style-name="P10">Операторът за присвояване</text:p>
          </draw:text-box>
        </draw:frame>
        <draw:frame presentation:style-name="pr6" draw:text-style-name="P16" draw:layer="layout" svg:width="23.596cm" svg:height="13.325cm" svg:x="0.904cm" svg:y="5cm" presentation:class="outline" presentation:user-transformed="true">
          <draw:text-box>
            <text:list text:style-name="L4">
              <text:list-item>
                <text:p text:style-name="P10">Най-използваният оператор за скаларна (и масив или хеш) променлива е операторът за присвояване.</text:p>
              </text:list-item>
              <text:list-item>
                <text:p text:style-name="P10">По този начин ние задаваме стойност на променлива.</text:p>
              </text:list-item>
              <text:list-item>
                <text:p text:style-name="P10">По този начин ние даваме име на литерална (буквална) стойност.</text:p>
              </text:list-item>
            </text:list>
          </draw:text-box>
        </draw:frame>
        <draw:custom-shape draw:style-name="gr12" draw:text-style-name="P25" draw:layer="layout" svg:width="21.5cm" svg:height="2.5cm" svg:x="2cm" svg:y="15.5cm">
          <text:p text:style-name="P19"><text:span text:style-name="T11">my $name = 'Larry Wall';</text:span></text:p>
          <text:p text:style-name="P19"><text:span text:style-name="T11">print 'My name is ', $name, 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2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6.5cm" svg:y="0.5cm" presentation:class="title" presentation:user-transformed="true">
          <draw:text-box>
            <text:p text:style-name="P10">Числови оператори</text:p>
          </draw:text-box>
        </draw:frame>
        <draw:frame presentation:style-name="pr6" draw:text-style-name="P16" draw:layer="layout" svg:width="23.596cm" svg:height="12.847cm" svg:x="0.9cm" svg:y="5.5cm" presentation:class="outline" presentation:user-transformed="true">
          <draw:text-box>
            <text:list text:style-name="L4">
              <text:list-item>
                <text:p text:style-name="P10">Именувани оператори (функции), които обработват числа и произвеждат числа</text:p>
                <text:list>
                  <text:list-item>
                    <text:p text:style-name="P10">abs, hex, oct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13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Числови оператори</text:p>
          </draw:text-box>
        </draw:frame>
        <draw:frame presentation:style-name="pr6" draw:text-style-name="P17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10">abs VALUE</text:span><text:span text:style-name="T10"><text:line-break/></text:span><text:span text:style-name="T10">abs</text:span><text:span text:style-name="T10"><text:line-break/></text:span><text:span text:style-name="T10">Връща абсолютната стойност на аргумента си. Ако abs е без VALUE, използва $_.</text:span></text:p>
              </text:list-item>
              <text:list-item>
                <text:p text:style-name="P10"><text:span text:style-name="T10">Виж perlfunc/abs</text:span></text:p>
              </text:list-item>
            </text:list>
          </draw:text-box>
        </draw:frame>
        <draw:custom-shape draw:style-name="gr13" draw:text-style-name="P20" draw:layer="layout" svg:width="21.603cm" svg:height="2.908cm" svg:x="1.7cm" svg:y="11.856cm">
          <text:p text:style-name="P19"><text:span text:style-name="T11">my $answer = -22;</text:span></text:p>
          <text:p text:style-name="P19"><text:span text:style-name="T11">print abs $answer;</text:span></text:p>
          <text:p text:style-name="P19"><text:span text:style-name="T11">print abs "$answer"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4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Числови оператори</text:p>
          </draw:text-box>
        </draw:frame>
        <draw:frame presentation:style-name="pr6" draw:text-style-name="P17" draw:layer="layout" svg:width="23.596cm" svg:height="15.5cm" svg:x="0.904cm" svg:y="3cm" presentation:class="outline" presentation:user-transformed="true">
          <draw:text-box>
            <text:list text:style-name="L4">
              <text:list-item>
                <text:p text:style-name="P10"><text:span text:style-name="T10">hex EXPR</text:span><text:span text:style-name="T10"><text:line-break/></text:span><text:span text:style-name="T10">hex </text:span><text:span text:style-name="T10"><text:line-break/></text:span><text:span text:style-name="T10">Възприема EXPR като шестнадесетичен низ и връща десетичната стойност. (За преобразуването на низове, които може да започват с 0, 0x или 0b, виж oct.) Ако EXPR не е подаден, използва $_.</text:span></text:p>
              </text:list-item>
              <text:list-item>
                <text:p text:style-name="P10"><text:span text:style-name="T10">За да представите нещо като hex (в шестнадесетичен вид), погледнете printf, sprintf, или unpack.</text:span></text:p>
              </text:list-item>
              <text:list-item>
                <text:p text:style-name="P10"><text:span text:style-name="T10">Виж perlfunc/hex</text:span></text:p>
              </text:list-item>
            </text:list>
          </draw:text-box>
        </draw:frame>
        <draw:custom-shape draw:style-name="gr14" draw:text-style-name="P25" draw:layer="layout" svg:width="21.5cm" svg:height="3.2cm" svg:x="2cm" svg:y="14.8cm">
          <text:p text:style-name="P19"><text:span text:style-name="T11">print hex '0xBf';</text:span></text:p>
          <text:p text:style-name="P19"><text:span text:style-name="T11">print hex 'bF'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5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Числови оператори</text:p>
          </draw:text-box>
        </draw:frame>
        <draw:frame presentation:style-name="pr6" draw:text-style-name="P28" draw:layer="layout" svg:width="25.4cm" svg:height="16.199cm" svg:x="0cm" svg:y="2.801cm" presentation:class="outline" presentation:user-transformed="true">
          <draw:text-box>
            <text:list text:style-name="L4">
              <text:list-item>
                <text:p text:style-name="P10"><text:span text:style-name="T14">oct EXPR</text:span><text:span text:style-name="T14"><text:line-break/></text:span><text:span text:style-name="T14">oct <text:s/></text:span><text:span text:style-name="T14"><text:line-break/></text:span><text:span text:style-name="T14">Разглежда EXPR като осмичен низ и връща съответната стойност.</text:span></text:p>
                <text:list>
                  <text:list-item>
                    <text:p text:style-name="P26"><text:span text:style-name="T16">Ако EXPR започва с 0x, го разглежда като </text:span><text:span text:style-name="T16"><text:line-break/></text:span><text:span text:style-name="T16">шестнадесетичен низ. </text:span></text:p>
                  </text:list-item>
                  <text:list-item>
                    <text:p text:style-name="P27"><text:span text:style-name="T16">Ако EXPR започва с 0b, го разглежда като двоичен низ. </text:span></text:p>
                  </text:list-item>
                  <text:list-item>
                    <text:p text:style-name="P27"><text:span text:style-name="T16">Интервалът се пренебрегва и в трите случая.</text:span></text:p>
                  </text:list-item>
                  <text:list-item>
                    <text:p text:style-name="P27"><text:span text:style-name="T16">Ако EXPR не е подаден, използва $_. </text:span></text:p>
                  </text:list-item>
                  <text:list-item>
                    <text:p text:style-name="P27"><text:span text:style-name="T16">За да превърнете десетично число в осмичен вид, ползвайте sprintf() или printf().</text:span></text:p>
                  </text:list-item>
                </text:list>
              </text:list-item>
            </text:list>
          </draw:text-box>
        </draw:frame>
        <draw:custom-shape draw:style-name="gr15" draw:text-style-name="P22" draw:layer="layout" svg:width="21.603cm" svg:height="3.405cm" svg:x="1.897cm" svg:y="14.939cm">
          <text:p text:style-name="P19"><text:span text:style-name="T12">print( oct 0b10, $/);</text:span></text:p>
          <text:p text:style-name="P19"><text:span text:style-name="T12">print( oct '0xBf', $/);</text:span></text:p>
          <text:p text:style-name="P19"><text:span text:style-name="T12">print( oct '07', $/);</text:span></text:p>
          <text:p text:style-name="P19"><text:span text:style-name="T12">print( oct '0777'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6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Оператори за низ</text:p>
          </draw:text-box>
        </draw:frame>
        <draw:frame presentation:style-name="pr6" draw:text-style-name="P16" draw:layer="layout" svg:width="23.596cm" svg:height="13.5cm" svg:x="1cm" svg:y="4.5cm" presentation:class="outline" presentation:user-transformed="true">
          <draw:text-box>
            <text:list text:style-name="L4">
              <text:list-item>
                <text:p text:style-name="P10">Именувани оператори (функции) за скалари или низове</text:p>
                <text:list>
                  <text:list-item>
                    <text:p text:style-name="P10">length, chop and chomp, uc/lc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1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Оператори за низ</text:p>
          </draw:text-box>
        </draw:frame>
        <draw:frame presentation:style-name="pr9" draw:text-style-name="P28" draw:layer="layout" svg:width="23.596cm" svg:height="9.882cm" svg:x="0.904cm" svg:y="3cm" presentation:class="outline" presentation:user-transformed="true">
          <draw:text-box>
            <text:list text:style-name="L4">
              <text:list-item>
                <text:p text:style-name="P10"><text:span text:style-name="T14">length EXPR</text:span><text:span text:style-name="T14"><text:line-break/></text:span><text:span text:style-name="T14">length</text:span><text:span text:style-name="T14"><text:line-break/></text:span><text:span text:style-name="T14">Връща дължината в </text:span><text:span text:style-name="T17">символи</text:span><text:span text:style-name="T14"> на стойността на EXPR. </text:span></text:p>
                <text:list>
                  <text:list-item>
                    <text:p text:style-name="P26"><text:span text:style-name="T16">Ако</text:span><text:span text:style-name="T16"> EXPR е пропуснат, връща дължината на $_. </text:span></text:p>
                  </text:list-item>
                  <text:list-item>
                    <text:p text:style-name="P29"><text:span text:style-name="T16">Не може да се използва с масив или хеш за намиране броя на елементите им. </text:span></text:p>
                  </text:list-item>
                  <text:list-item>
                    <text:p text:style-name="P29"><text:span text:style-name="T16">За целта, използвайте </text:span><text:span text:style-name="T18">scalar @array</text:span><text:span text:style-name="T16"> и съответно </text:span><text:span text:style-name="T18">scalar keys %hash</text:span><text:span text:style-name="T16">.</text:span></text:p>
                  </text:list-item>
                  <text:list-item>
                    <text:p text:style-name="P29"><text:span text:style-name="T16">Ако EXPR е в Unicode, ще получите броя на символите, а не броя на байтовете.</text:span></text:p>
                  </text:list-item>
                </text:list>
              </text:list-item>
            </text:list>
          </draw:text-box>
        </draw:frame>
        <draw:custom-shape draw:style-name="gr16" draw:text-style-name="P22" draw:layer="layout" svg:width="21.603cm" svg:height="4.925cm" svg:x="2.08cm" svg:y="13.701cm">
          <text:p text:style-name="P19"><text:span text:style-name="T12">use utf8;</text:span></text:p>
          <text:p text:style-name="P19"><text:span text:style-name="T12">print( length 'kniga' , $/);</text:span></text:p>
          <text:p text:style-name="P19"><text:span text:style-name="T12">use bytes;</text:span></text:p>
          <text:p text:style-name="P19"><text:span text:style-name="T12">print( length 'книга', $/);</text:span></text:p>
          <text:p text:style-name="P19"><text:span text:style-name="T12">no bytes;</text:span></text:p>
          <text:p text:style-name="P19"><text:span text:style-name="T12">print( length 'книга'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8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Standard" presentation:presentation-page-layout-name="AL2T1">
        <office:forms form:automatic-focus="false" form:apply-design-mode="false"/>
        <draw:frame presentation:style-name="pr10" draw:text-style-name="P10" draw:layer="layout" svg:width="17.599cm" svg:height="2.5cm" svg:x="7.099cm" svg:y="0cm" presentation:class="title" presentation:user-transformed="true">
          <draw:text-box>
            <text:p text:style-name="P10">Оператори за низ</text:p>
          </draw:text-box>
        </draw:frame>
        <draw:frame presentation:style-name="pr6" draw:text-style-name="P17" draw:layer="layout" svg:width="23.596cm" svg:height="16.185cm" svg:x="0.904cm" svg:y="2.815cm" presentation:class="outline" presentation:user-transformed="true">
          <draw:text-box>
            <text:list text:style-name="L4">
              <text:list-item>
                <text:p text:style-name="P10"><text:span text:style-name="T10">chop VARIABLE</text:span><text:span text:style-name="T10"><text:line-break/></text:span><text:span text:style-name="T10">chop( LIST )</text:span><text:span text:style-name="T10"><text:line-break/></text:span><text:span text:style-name="T10">chop</text:span><text:span text:style-name="T10"><text:line-break/></text:span><text:span text:style-name="T19">Премахва последния знак от низ и връща премахнатия знак. </text:span></text:p>
                <text:list>
                  <text:list-item>
                    <text:p text:style-name="P26"><text:span text:style-name="T20">Ако VARIABLE е пропусната, премахва последния знак от $_. </text:span></text:p>
                  </text:list-item>
                  <text:list-item>
                    <text:p text:style-name="P29"><text:span text:style-name="T20">Ако VARIABLE е хеш, работи със стойностите на хеша, но не и неговите ключове.</text:span></text:p>
                  </text:list-item>
                  <text:list-item>
                    <text:p text:style-name="P29"><text:span text:style-name="T20">Ако прилагате chop върху списък, премахвате последния символ от всеки елемент от него. Връща само последно премахнатата стойност.</text:span>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21.603cm" svg:height="4.925cm" svg:x="2.001cm" svg:y="13.368cm">
          <text:p text:style-name="P19"><text:span text:style-name="T12">#!/usr/bin/perl -C</text:span></text:p>
          <text:p text:style-name="P19"><text:span text:style-name="T12">#binmode(STDOUT, ':encoding(cp866)');#on win32</text:span></text:p>
          <text:p text:style-name="P19"><text:span text:style-name="T12">use utf8; <text:s text:c="3"/></text:span></text:p>
          <text:p text:style-name="P19"><text:span text:style-name="T12">binmode(STDOUT, ':utf8');</text:span></text:p>
          <text:p text:style-name="P19"><text:span text:style-name="T12">my ($bob_latin, $bob_cyr) = ('bob', 'боб');</text:span></text:p>
          <text:p text:style-name="P19"><text:span text:style-name="T12">print( chop($bob_latin) , $/, chop($bob_cyr) 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9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Оператори за низ</text:p>
          </draw:text-box>
        </draw:frame>
        <draw:frame presentation:style-name="pr6" draw:text-style-name="P17" draw:layer="layout" svg:width="23.596cm" svg:height="16.45cm" svg:x="0.98cm" svg:y="2.6cm" presentation:class="outline" presentation:user-transformed="true">
          <draw:text-box>
            <text:list text:style-name="L4">
              <text:list-item>
                <text:p text:style-name="P10"><text:span text:style-name="T10">chomp VARIABLE</text:span><text:span text:style-name="T10"><text:line-break/></text:span><text:span text:style-name="T10">chomp( LIST )</text:span><text:span text:style-name="T10"><text:line-break/></text:span><text:span text:style-name="T10">chomp</text:span><text:span text:style-name="T10"><text:line-break/></text:span><text:span text:style-name="T10">По-сигурна версия на</text:span><text:span text:style-name="T14"> chop. </text:span></text:p>
                <text:list>
                  <text:list-item>
                    <text:p text:style-name="P26"><text:span text:style-name="T21">Премахва последният символ, който съответства на текущата стойност на $/, </text:span><text:span text:style-name="T21">от низа</text:span><text:span text:style-name="T21">.</text:span></text:p>
                  </text:list-item>
                  <text:list-item>
                    <text:p text:style-name="P26"><text:span text:style-name="T21">Връща общия брой на знаците, отстранени от всичките му аргументи. </text:span></text:p>
                  </text:list-item>
                </text:list>
              </text:list-item>
            </text:list>
          </draw:text-box>
        </draw:frame>
        <draw:custom-shape draw:style-name="gr18" draw:text-style-name="P22" draw:layer="layout" svg:width="21.603cm" svg:height="5.685cm" svg:x="2cm" svg:y="13cm">
          <text:p text:style-name="P19"><text:span text:style-name="T12">#binmode(STDOUT, ':encoding(cp866)');#on win32</text:span></text:p>
          <text:p text:style-name="P19"><text:span text:style-name="T12">use utf8; <text:s text:c="3"/></text:span></text:p>
          <text:p text:style-name="P19"><text:span text:style-name="T12">binmode(STDOUT, ':utf8');</text:span></text:p>
          <text:p text:style-name="P19"><text:span text:style-name="T12">my ($bob_latin, $bob_cyr) = ("bob\n", "боб$/");</text:span></text:p>
          <text:p text:style-name="P19"><text:span text:style-name="T12">print( $bob_latin, $bob_cyr, $/ );</text:span></text:p>
          <text:p text:style-name="P19"><text:span text:style-name="T12">print( chomp($bob_latin,$bob_cyr) , $/ );</text:span></text:p>
          <text:p text:style-name="P19"><text:span text:style-name="T12">print( $bob_latin, $bob_cyr, $/ 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0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Оператори за низ</text:p>
          </draw:text-box>
        </draw:frame>
        <draw:frame presentation:style-name="pr6" draw:text-style-name="P17" draw:layer="layout" svg:width="23.596cm" svg:height="14.825cm" svg:x="0.904cm" svg:y="3.175cm" presentation:class="outline" presentation:user-transformed="true">
          <draw:text-box>
            <text:list text:style-name="L4">
              <text:list-item>
                <text:p text:style-name="P10"><text:span text:style-name="T10">lc EXPR</text:span><text:span text:style-name="T10"><text:line-break/></text:span><text:span text:style-name="T10">lc</text:span><text:span text:style-name="T10"><text:line-break/></text:span><text:span text:style-name="T10">Връща вариант на EXPR с малки букви. Ако EXPR не е подаден, ползва $_.</text:span></text:p>
              </text:list-item>
              <text:list-item>
                <text:p text:style-name="P10"><text:span text:style-name="T10">uc EXPR</text:span><text:span text:style-name="T10"><text:line-break/></text:span><text:span text:style-name="T10">uc</text:span><text:span text:style-name="T10"><text:line-break/></text:span><text:span text:style-name="T10">Връща вариант на EXPR с главни букви. Ако EXPR не е подаден</text:span><text:span text:style-name="T10">, ползва $_.</text:span></text:p>
              </text:list-item>
            </text:list>
          </draw:text-box>
        </draw:frame>
        <draw:custom-shape draw:style-name="gr19" draw:text-style-name="P22" draw:layer="layout" svg:width="21.603cm" svg:height="4.165cm" svg:x="2.002cm" svg:y="12.8cm">
          <text:p text:style-name="P19"><text:span text:style-name="T12">#binmode(STDOUT, ':encoding(cp866)');#on win32</text:span></text:p>
          <text:p text:style-name="P19"><text:span text:style-name="T12">use utf8; <text:s text:c="3"/></text:span></text:p>
          <text:p text:style-name="P19"><text:span text:style-name="T12">binmode(STDOUT, ':utf8');</text:span></text:p>
          <text:p text:style-name="P19"><text:span text:style-name="T12">my ($lcstr, $ucstr) = ("BOB\n", "боб$/");</text:span></text:p>
          <text:p text:style-name="P19"><text:span text:style-name="T12">print( lc $lcstr, uc($ucstr), $/ 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1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Не/дефинирани величини</text:p>
          </draw:text-box>
        </draw:frame>
        <draw:frame presentation:style-name="pr6" draw:text-style-name="P16" draw:layer="layout" svg:width="23.596cm" svg:height="12.978cm" svg:x="0.9cm" svg:y="5.045cm" presentation:class="outline" presentation:user-transformed="true">
          <draw:text-box>
            <text:list text:style-name="L4">
              <text:list-item>
                <text:p text:style-name="P10">undef <text:s text:c="3"/>=&gt; нищо, празно, пусто</text:p>
              </text:list-item>
              <text:list-item>
                <text:p text:style-name="P10">defined =&gt; нещо, което не е undef :)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2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Не/дефинирани величини</text:p>
          </draw:text-box>
        </draw:frame>
        <draw:frame presentation:style-name="pr6" draw:text-style-name="P17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10">undef EXPR</text:span><text:span text:style-name="T10"><text:line-break/></text:span><text:span text:style-name="T10">undef</text:span><text:span text:style-name="T10"><text:line-break/></text:span><text:span text:style-name="T10">?Премахва стойността на</text:span><text:span text:style-name="T14"> EXPR, като EXPR трябва да е </text:span><text:span text:style-name="T14">lvalue. </text:span></text:p>
                <text:list>
                  <text:list-item>
                    <text:p text:style-name="P10"><text:span text:style-name="T19">Използва се само върху скаларна стойност, масив (@), хеш (%), подпрограма (&amp;) или глобален тип (*)...</text:span></text:p>
                  </text:list-item>
                  <text:list-item>
                    <text:p text:style-name="P10"><text:span text:style-name="T19">Винаги връща неопределена (празна) стойност.</text:span></text:p>
                  </text:list-item>
                </text:list>
              </text:list-item>
            </text:list>
          </draw:text-box>
        </draw:frame>
        <draw:custom-shape draw:style-name="gr20" draw:text-style-name="P22" draw:layer="layout" svg:width="21.603cm" svg:height="5.685cm" svg:x="2.002cm" svg:y="12.2cm">
          <text:p text:style-name="P19"><text:span text:style-name="T12">use strict; use warnings; use diagnostics;</text:span></text:p>
          <text:p text:style-name="P19"><text:span text:style-name="T12">my $name;</text:span></text:p>
          <text:p text:style-name="P19"><text:span text:style-name="T12">print $name ,$/;</text:span></text:p>
          <text:p text:style-name="P19"><text:span text:style-name="T12">$name ="Larry";</text:span></text:p>
          <text:p text:style-name="P19"><text:span text:style-name="T12">print $name ,$/;</text:span></text:p>
          <text:p text:style-name="P19"><text:span text:style-name="T12">undef $name ;</text:span></text:p>
          <text:p text:style-name="P19"><text:span text:style-name="T12">print $name ,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3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Не/дефинирани величини</text:p>
          </draw:text-box>
        </draw:frame>
        <draw:frame presentation:style-name="pr6" draw:text-style-name="P28" draw:layer="layout" svg:width="25cm" svg:height="16.55cm" svg:x="0.2cm" svg:y="2.5cm" presentation:class="outline" presentation:user-transformed="true">
          <draw:text-box>
            <text:list text:style-name="L4">
              <text:list-item>
                <text:p text:style-name="P10"><text:span text:style-name="T19"><text:s/></text:span><text:span text:style-name="T19">defined EXPR</text:span><text:span text:style-name="T19"><text:line-break/></text:span><text:span text:style-name="T19"> defined</text:span><text:span text:style-name="T19"><text:line-break/></text:span><text:span text:style-name="T19"> Връща булева стойност, казваща дали EXPR има стойност, различна от недефинираната стойност undef.</text:span></text:p>
                <text:list>
                  <text:list-item>
                    <text:p text:style-name="P30"><text:span text:style-name="T22">Ако EXPR е пропуснат, проверява $_. </text:span></text:p>
                  </text:list-item>
                  <text:list-item>
                    <text:p text:style-name="P30"><text:span text:style-name="T22">Позволява да разграничите undef от другите стойности.</text:span></text:p>
                  </text:list-item>
                  <text:list-item>
                    <text:p text:style-name="P30"><text:span text:style-name="T22">Простият булев тест няма да може да направи разлика между undef, zero, празен низ и "0", които са все „лъжа“.</text:span></text:p>
                  </text:list-item>
                </text:list>
              </text:list-item>
            </text:list>
          </draw:text-box>
        </draw:frame>
        <draw:custom-shape draw:style-name="gr20" draw:text-style-name="P31" draw:layer="layout" svg:width="21.603cm" svg:height="6.4cm" svg:x="2.002cm" svg:y="12.2cm">
          <text:p text:style-name="P19"><text:span text:style-name="T23">my $data;</text:span></text:p>
          <text:p text:style-name="P19"><text:span text:style-name="T23">print $data if defined($data);</text:span></text:p>
          <text:p text:style-name="P19"><text:span text:style-name="T23">$data = 0;</text:span></text:p>
          <text:p text:style-name="P19"><text:span text:style-name="T23">print defined($data);</text:span></text:p>
          <text:p text:style-name="P19"><text:span text:style-name="T23">print <text:s/>$data if defined($data);</text:span></text:p>
          <text:p text:style-name="P19"><text:span text:style-name="T23">undef $data;</text:span></text:p>
          <text:p text:style-name="P19"><text:span text:style-name="T23">print defined($data);</text:span></text:p>
          <text:p text:style-name="P19"><text:span text:style-name="T23">$_ = 2;</text:span></text:p>
          <text:p text:style-name="P19"><text:span text:style-name="T23">print defined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4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Standard" presentation:presentation-page-layout-name="AL2T1">
        <office:forms form:automatic-focus="false" form:apply-design-mode="false"/>
        <draw:frame presentation:style-name="pr5" draw:text-style-name="P24" draw:layer="layout" svg:width="21.198cm" svg:height="3.023cm" svg:x="4.102cm" svg:y="-0.05cm" presentation:class="title" presentation:user-transformed="true">
          <draw:text-box>
            <text:p text:style-name="P10"><text:span text:style-name="T15">Скаларни функции (обобщение)</text:span></text:p>
          </draw:text-box>
        </draw:frame>
        <draw:frame presentation:style-name="pr6" draw:text-style-name="P3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24">Функции за скалари или низове</text:span></text:p>
                <text:list>
                  <text:list-item>
                    <text:p text:style-name="P10"><text:span text:style-name="T10">chomp, chop, chr, crypt, hex, index, lc, lcfirst, length, oct, ord, pack, q//, qq//, reverse, rindex, sprintf, substr, tr///, uc, ucfirst, y///</text:span></text:p>
                  </text:list-item>
                </text:list>
              </text:list-item>
              <text:list-item>
                <text:p text:style-name="P10"><text:span text:style-name="T24">Числови функции</text:span></text:p>
                <text:list>
                  <text:list-item>
                    <text:p text:style-name="P10"><text:span text:style-name="T10">abs, atan2, cos, exp, hex, int, log, oct, rand, sin, sqrt, srand</text:span></text:p>
                  </text:list-item>
                </text:list>
              </text:list-item>
              <text:list-item>
                <text:p text:style-name="P10"><text:span text:style-name="T24">Разни функции</text:span></text:p>
                <text:p text:style-name="P10"><text:span text:style-name="T10">defined, eval, formline, local, my, our, reset, scalar, undef, wantarray</text:span></text:p>
              </text:list-item>
              <text:list-item>
                <text:p text:style-name="P10"><text:span text:style-name="T24">Виж perlfunc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5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Standard" presentation:presentation-page-layout-name="AL2T1">
        <office:forms form:automatic-focus="false" form:apply-design-mode="false"/>
        <draw:frame presentation:style-name="pr8" draw:text-style-name="P33" draw:layer="layout" svg:width="22.859cm" svg:height="3.18cm" svg:x="1.27cm" svg:y="0.759cm" presentation:class="title">
          <draw:text-box>
            <text:p text:style-name="P10"><text:span text:style-name="T25">Операции за преобразуване на тип :X :(</text:span></text:p>
          </draw:text-box>
        </draw:frame>
        <draw:frame presentation:style-name="pr6" draw:text-style-name="P16" draw:layer="layout" svg:width="23.596cm" svg:height="11.978cm" svg:x="0.824cm" svg:y="6.231cm" presentation:class="outline" presentation:user-transformed="true">
          <draw:text-box>
            <text:list text:style-name="L4">
              <text:list-item>
                <text:p text:style-name="P10">C оператори, липсващи в Perl:</text:p>
                <text:list>
                  <text:list-item>
                    <text:p text:style-name="P10">Ооператор за преобразуване на типове</text:p>
                  </text:list-item>
                  <text:list-item>
                    <text:p text:style-name="P10">...</text:p>
                  </text:list-item>
                </text:list>
              </text:list-item>
              <text:list-item>
                <text:p text:style-name="P10">От perlglossary:</text:p>
                <text:list>
                  <text:list-item>
                    <text:p text:style-name="P10">Преобразуване на тип (Type casting): Превръщане на данни от един тип в друг. C позволява това. Perl не се нуждае от него. Нито пък го иска.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6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Standard" presentation:presentation-page-layout-name="AL2T1">
        <office:forms form:automatic-focus="false" form:apply-design-mode="false"/>
        <draw:frame presentation:style-name="pr11" draw:text-style-name="P10" draw:layer="layout" svg:width="22.859cm" svg:height="2.241cm" svg:x="1.27cm" svg:y="0.759cm" presentation:class="title" presentation:user-transformed="true">
          <draw:text-box>
            <text:p text:style-name="P10">Референции (Препратки)</text:p>
          </draw:text-box>
        </draw:frame>
        <draw:frame presentation:style-name="pr6" draw:text-style-name="P34" draw:layer="layout" svg:width="23.596cm" svg:height="13.478cm" svg:x="1cm" svg:y="5cm" presentation:class="outline" presentation:user-transformed="true">
          <draw:text-box>
            <text:list text:style-name="L4">
              <text:list-item>
                <text:p text:style-name="P10"><text:span text:style-name="T26">Един скалар може още да съдържа </text:span><text:span text:style-name="T27">референция.</text:span></text:p>
              </text:list-item>
              <text:list-item>
                <text:p text:style-name="P10"><text:span text:style-name="T28">Референцията е просто парче данни, сочещо към друго парче данни (безименно или именувано).</text:span></text:p>
              </text:list-item>
              <text:list-item>
                <text:p text:style-name="P10"><text:span text:style-name="T28">В Perl, една референция е винаги скалар, докато данните, към които сочи, може и да не са.</text:span></text:p>
              </text:list-item>
              <text:list-item>
                <text:p text:style-name="P10"><text:span text:style-name="T28">Езици като C и C++ имат функционалност, подобна на референциите, наречена указатели (pointers).</text:span></text:p>
              </text:list-item>
              <text:list-item>
                <text:p text:style-name="P10"><text:span text:style-name="T28">Указателите оставят на програмиста тълкуването на това, към което сочат.</text:span></text:p>
              </text:list-item>
              <text:list-item>
                <text:p text:style-name="P10"><text:span text:style-name="T28">Референциите просто съдържат местоположенията на конкретни, ясно определени структури от данни – може и не предварително дефинирани, но дефинирани все пак.</text:span></text:p>
              </text:list-item>
              <text:list-item>
                <text:p text:style-name="P10"><text:span text:style-name="T28">Референциите ви позволяват да оставите разпределението на компютърната памет на самия компютър.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Standard" presentation:presentation-page-layout-name="AL2T1">
        <office:forms form:automatic-focus="false" form:apply-design-mode="false"/>
        <draw:frame presentation:style-name="pr11" draw:text-style-name="P10" draw:layer="layout" svg:width="22.859cm" svg:height="2.241cm" svg:x="1.27cm" svg:y="0.759cm" presentation:class="title" presentation:user-transformed="true">
          <draw:text-box>
            <text:p text:style-name="P10">Референции</text:p>
          </draw:text-box>
        </draw:frame>
        <draw:frame presentation:style-name="pr12" draw:text-style-name="P16" draw:layer="layout" svg:width="23.596cm" svg:height="14.026cm" svg:x="0.9cm" svg:y="3.522cm" presentation:class="outline" presentation:user-transformed="true">
          <draw:text-box>
            <text:list text:style-name="L4">
              <text:list-item>
                <text:p text:style-name="P10">ref EXPR<text:line-break/>ref<text:line-break/><text:span text:style-name="T14">Връща не-празен низ, ако EXPR е референция, а ако не е – връща празен низ.</text:span></text:p>
                <text:list>
                  <text:list-item>
                    <text:p text:style-name="P35"><text:span text:style-name="T29">Ако EXPR не е указано, се използва $_. </text:span></text:p>
                  </text:list-item>
                  <text:list-item>
                    <text:p text:style-name="P35"><text:span text:style-name="T29">Върнатата стойност зависи от типа на онова, към което е референцията.</text:span></text:p>
                  </text:list-item>
                  <text:list-item>
                    <text:p text:style-name="P35"><text:span text:style-name="T29">Вградените типове включват:</text:span><text:span text:style-name="T29"><text:line-break/></text:span><text:span text:style-name="T29">SCALAR, ARRAY, HASH, CODE, REF, GLOB, LVALUE, FORMAT, IO, Regexp</text:span></text:p>
                  </text:list-item>
                  <text:list-item>
                    <text:p text:style-name="P26"><text:span text:style-name="T29">Ако референцията е към обект, който е получил име (</text:span><text:span text:style-name="T30">bless</text:span><text:span text:style-name="T29">ed – виж </text:span><text:span text:style-name="T29"><text:a xlink:href="http://perldoc.perl.org/perlobj.html" xlink:type="simple">built-in bless function</text:a></text:span><text:span text:style-name="T29">) от пакет, се връща само името на пакета. </text:span></text:p>
                  </text:list-item>
                  <text:list-item>
                    <text:p text:style-name="P26"><text:span text:style-name="T29">Можете да мислите за </text:span><text:span text:style-name="T30">ref</text:span><text:span text:style-name="T29"> като за </text:span><text:span text:style-name="T31">typeof</text:span><text:span text:style-name="T29"> оператор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8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2.859cm" svg:height="3.18cm" svg:x="1.27cm" svg:y="0.759cm" presentation:class="title">
          <draw:text-box>
            <text:p text:style-name="P10">Референции</text:p>
          </draw:text-box>
        </draw:frame>
        <draw:frame presentation:style-name="pr6" draw:text-style-name="P16" draw:layer="layout" svg:width="23.596cm" svg:height="12.978cm" svg:x="0.5cm" svg:y="5cm" presentation:class="outline" presentation:user-transformed="true">
          <draw:text-box>
            <text:list text:style-name="L4">
              <text:list-item>
                <text:p text:style-name="P10">Пример<text:line-break/><text:line-break/><text:line-break/><text:line-break/><text:line-break/><text:line-break/></text:p>
              </text:list-item>
              <text:list-item>
                <text:p text:style-name="P10">Референциите ще бъдат обсъдени друг път </text:p>
              </text:list-item>
            </text:list>
          </draw:text-box>
        </draw:frame>
        <draw:custom-shape draw:style-name="gr21" draw:text-style-name="P22" draw:layer="layout" svg:width="21.603cm" svg:height="5.685cm" svg:x="2.017cm" svg:y="6.899cm">
          <text:p text:style-name="P19"><text:span text:style-name="T12">use Data::Dumper; <text:s/></text:span></text:p>
          <text:p text:style-name="P19"><text:span text:style-name="T12">my %hash <text:s text:c="2"/>= (me =&gt;'you' );</text:span></text:p>
          <text:p text:style-name="P19"><text:span text:style-name="T12">my @array <text:s/>= ('we',\%hash,['them']);</text:span></text:p>
          <text:p text:style-name="P19"><text:span text:style-name="T12">my $scalar = \@array;</text:span></text:p>
          <text:p text:style-name="P19"><text:span text:style-name="T12">print ref $scalar, $/;</text:span></text:p>
          <text:p text:style-name="P19"><text:span text:style-name="T12">print $scalar,$/;</text:span></text:p>
          <text:p text:style-name="P19"><text:span text:style-name="T12">print Dumper($scalar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9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719cm" presentation:class="title" presentation:user-transformed="true">
          <draw:text-box>
            <text:p text:style-name="P36"><text:span text:style-name="T6">Скаларни типове данни</text:span></text:p>
          </draw:text-box>
        </draw:frame>
        <draw:frame presentation:style-name="pr13" draw:text-style-name="P38" draw:layer="layout" svg:width="12.801cm" svg:height="3.405cm" svg:x="6.499cm" svg:y="7.523cm" presentation:class="outline" presentation:user-transformed="true">
          <draw:text-box>
            <text:p text:style-name="P37"><text:span text:style-name="T32">Въпроси?</text:span></text:p>
          </draw:text-box>
        </draw:frame>
        <draw:frame draw:style-name="gr22" draw:text-style-name="P9" draw:layer="layout" svg:width="18.113cm" svg:height="0.911cm" svg:x="3.644cm" svg:y="16.842cm">
          <draw:text-box>
            <text:p text:style-name="P39"><text:span text:style-name="T5">С любезното съдействие на http://chainsolutions.net/</text:span></text:p>
          </draw:text-box>
        </draw:frame>
        <presentation:notes draw:style-name="dp5">
          <draw:page-thumbnail draw:layer="layout" svg:width="14.213cm" svg:height="10.659cm" svg:x="2.756cm" svg:y="2.134cm" draw:page-number="30"/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2.859cm" svg:height="3.18cm" svg:x="1.27cm" svg:y="0.759cm" presentation:class="title">
          <draw:text-box>
            <text:p text:style-name="P10">Упражнения</text:p>
          </draw:text-box>
        </draw:frame>
        <draw:frame presentation:style-name="pr14" draw:text-style-name="P28" draw:layer="layout" svg:width="23.596cm" svg:height="13.978cm" svg:x="0.904cm" svg:y="4.5cm" presentation:class="outline" presentation:user-transformed="true">
          <draw:text-box>
            <text:list text:style-name="L5">
              <text:list-item>
                <text:p text:style-name="P10"><text:span text:style-name="T14">Напишете програма, която превръща шестнайсетично число в десетично и го показва на екран.</text:span></text:p>
              </text:list-item>
              <text:list-item>
                <text:p text:style-name="P10"><text:span text:style-name="T14">Напишете програма, която показва абсолютната стойност на отрицателно число.</text:span></text:p>
              </text:list-item>
              <text:list-item>
                <text:p text:style-name="P10"><text:span text:style-name="T14">Напишете програма, която премахва последната буква от низ (без значение какъв е) и показва тази буква на екрана.</text:span></text:p>
              </text:list-item>
              <text:list-item>
                <text:p text:style-name="P10"><text:span text:style-name="T14">Напишете програма, която преобразува число в съответната му буква и показва буквата на екран.</text:span></text:p>
              </text:list-item>
              <text:list-item>
                <text:p text:style-name="P10"><text:span text:style-name="T14">Напишете програма, която отпечатва (print) низът 'Здрасти' три пъти на три отделни реда, като използвате само една конструкция за отпечатване.</text:span></text:p>
              </text:list-item>
            </text:list>
          </draw:text-box>
        </draw:frame>
        <presentation:notes draw:style-name="dp5">
          <draw:page-thumbnail draw:style-name="gr7" draw:layer="layout" svg:width="13.943cm" svg:height="10.66cm" svg:x="2.887cm" svg:y="2.16cm" draw:page-number="31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Обикновен" style:font-family-generic="modern" style:font-pitch="fixed"/>
    <style:font-face style:name="DejaVu Sans Mono" svg:font-family="'DejaVu Sans Mono'" style:font-family-generic="modern" style:font-pitch="fixed"/>
    <style:font-face style:name="Lucida Sans Typewriter3" svg:font-family="'Lucida Sans Typewriter'" style:font-adornments="Обикновен" style:font-family-generic="modern" style:font-pitch="fixed"/>
    <style:font-face style:name="Arial1" svg:font-family="Arial" style:font-adornments="Обикновен" style:font-family-generic="swiss" style:font-pitch="fixed"/>
    <style:font-face style:name="Lucida Sans Typewriter4" svg:font-family="'Lucida Sans Typewriter'" style:font-adornments="Обикновен" style:font-family-generic="swiss" style:font-pitch="fixed"/>
    <style:font-face style:name="Arial Unicode MS1" svg:font-family="'Arial Unicode MS'" style:font-pitch="variable"/>
    <style:font-face style:name="Droid Sans1" svg:font-family="'Droid Sans'" style:font-pitch="variable"/>
    <style:font-face style:name="Lohit Hindi1" svg:font-family="'Lohit Hindi'" style:font-pitch="variable"/>
    <style:font-face style:name="Arial4" svg:font-family="Arial" style:font-family-generic="modern" style:font-pitch="variable"/>
    <style:font-face style:name="Courier New2" svg:font-family="'Courier New'" style:font-family-generic="modern" style:font-pitch="variable"/>
    <style:font-face style:name="Lucida Sans Typewriter2" svg:font-family="'Lucida Sans Typewriter'" style:font-adornments="Обикновен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Typewriter" svg:font-family="'Lucida Sans Typewriter'" style:font-family-generic="roman" style:font-pitch="variable"/>
    <style:font-face style:name="Lucida Sans Typewriter1" svg:font-family="'Lucida Sans Typewriter'" style:font-adornments="Обикновен" style:font-family-generic="roman" style:font-pitch="variable"/>
    <style:font-face style:name="Nimbus Roman No9 L" svg:font-family="'Nimbus Roman No9 L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Обикновен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bg" fo:country="BG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ucida Sans Typewriter3" fo:font-family="'Lucida Sans Typewriter'" style:font-style-name="Обикновен" style:font-family-generic="modern" style:font-pitch="fixed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8999996185303pt" style:font-style-asian="normal" style:font-weight-asian="normal" style:font-name-complex="Lohit Hindi" style:font-family-complex="'Lohit Hindi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.829cm" svg:height="1.401cm" svg:x="0.2cm" svg:y="0.199cm">
        <draw:image xlink:href="Pictures/100002010000006B000000358834D150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1" draw:text-style-name="MP4" draw:layer="backgroundobjects" svg:width="5.917cm" svg:height="1.314cm" svg:x="1.27cm" svg:y="17.354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5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6" draw:layer="backgroundobjects" svg:width="5.917cm" svg:height="1.314cm" svg:x="18.211cm" svg:y="17.354cm" presentation:class="page-number">
        <draw:text-box>
          <text:p text:style-name="MP6"><text:span text:style-name="MT1"><text:page-number>&lt;число&gt;</text:page-number></text:span></text:p>
        </draw:text-box>
      </draw:frame>
      <presentation:notes style:page-layout-name="PM0">
        <draw:page-thumbnail presentation:style-name="Standard-title" draw:layer="backgroundobjects" svg:width="13.943cm" svg:height="10.66cm" svg:x="2.887cm" svg:y="2.16cm" presentation:class="page"/>
        <draw:frame presentation:style-name="Standard-notes" draw:layer="backgroundobjects" svg:width="15.775cm" svg:height="12.793cm" svg:x="1.972cm" svg:y="13.503cm" presentation:class="notes" presentation:placeholder="true">
          <draw:text-box/>
        </draw:frame>
        <draw:frame presentation:style-name="Mpr2" draw:text-style-name="MP4" draw:layer="backgroundobjects" svg:width="8.558cm" svg:height="1.421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" draw:text-style-name="MP6" draw:layer="backgroundobjects" svg:width="8.558cm" svg:height="1.421cm" svg:x="11.161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" draw:text-style-name="MP4" draw:layer="backgroundobjects" svg:width="8.558cm" svg:height="1.421cm" svg:x="0cm" svg:y="27.008cm" presentation:class="footer">
          <draw:text-box>
            <text:p text:style-name="MP4"><text:span text:style-name="MT1"><presentation:footer/></text:span></text:p>
          </draw:text-box>
        </draw:frame>
        <draw:frame presentation:style-name="Mpr3" draw:text-style-name="MP6" draw:layer="backgroundobjects" svg:width="8.558cm" svg:height="1.421cm" svg:x="11.161cm" svg:y="27.008cm" presentation:class="page-number">
          <draw:text-box>
            <text:p text:style-name="MP6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dc:title>Perl Programming Course</dc:title>
    <meta:initial-creator>Красимир Беров</meta:initial-creator>
    <meta:creation-date>2008-01-19T20:27:11</meta:creation-date>
    <dc:date>2014-06-10T21:27:45.885992799</dc:date>
    <meta:editing-cycles>336</meta:editing-cycles>
    <meta:editing-duration>P1DT8H27M14S</meta:editing-duration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